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1.212cm"/>
    </style:style>
    <style:style style:name="co4" style:family="table-column">
      <style:table-column-properties fo:break-before="auto" style:column-width="1.632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06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>
            <text:p>IdAlg</text:p>
          </table:table-cell>
          <table:table-cell office:value-type="string">
            <text:p>Procesos</text:p>
          </table:table-cell>
          <table:table-cell office:value-type="string">
            <text:p>Prank</text:p>
          </table:table-cell>
          <table:table-cell office:value-type="string">
            <text:p>Tamaño</text:p>
          </table:table-cell>
          <table:table-cell office:value-type="string">
            <text:p>Tiempo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.385691">
            <text:p>0,38569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38564">
            <text:p>0,38564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0.448357">
            <text:p>0,44835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0.402989">
            <text:p>0,402989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600">
            <text:p>600</text:p>
          </table:table-cell>
          <table:table-cell office:value-type="float" office:value="1.593543">
            <text:p>1,59354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.360958">
            <text:p>1,36095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.594552">
            <text:p>1,59455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1.735065">
            <text:p>1,73506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4.269354">
            <text:p>4,269354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4.325198">
            <text:p>4,32519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5.317387">
            <text:p>5,31738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5.617886">
            <text:p>5,61788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11.092077">
            <text:p>11,09207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10.031902">
            <text:p>10,03190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float" office:value="12.968278">
            <text:p>12,96827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13.352205">
            <text:p>13,35220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0.989737">
            <text:p>0,98973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0.865256">
            <text:p>0,86525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0.975516">
            <text:p>0,97551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1.041057">
            <text:p>1,04105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0.985283">
            <text:p>0,98528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0.875609">
            <text:p>0,875609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0.96692">
            <text:p>0,96692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.036557">
            <text:p>1,03655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0.86779">
            <text:p>0,86779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4.077107">
            <text:p>4,07710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3.855048">
            <text:p>3,85504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4.137509">
            <text:p>4,137509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5.005123">
            <text:p>5,00512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4.117879">
            <text:p>4,117879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3.883004">
            <text:p>3,883004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4.126756">
            <text:p>4,12675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5.000801">
            <text:p>5,00080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3.972033">
            <text:p>3,97203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8.036571">
            <text:p>8,03657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7.79881">
            <text:p>7,79881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float" office:value="8.519863">
            <text:p>8,51986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10.008225">
            <text:p>10,00822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office:value-type="float" office:value="8.488497">
            <text:p>8,48849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200">
            <text:p>1200</text:p>
          </table:table-cell>
          <table:table-cell office:value-type="float" office:value="7.851305">
            <text:p>7,85130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8.51838">
            <text:p>8,51838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00">
            <text:p>1200</text:p>
          </table:table-cell>
          <table:table-cell office:value-type="float" office:value="10.051553">
            <text:p>10,05155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8.427618">
            <text:p>8,42761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8.552558">
            <text:p>18,55255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17.431766">
            <text:p>17,43176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  <table:table-cell office:value-type="float" office:value="19.124242">
            <text:p>19,12424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22.664959">
            <text:p>22,664959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00">
            <text:p>1500</text:p>
          </table:table-cell>
          <table:table-cell office:value-type="float" office:value="18.938045">
            <text:p>18,93804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17.40565">
            <text:p>17,40565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19.03229">
            <text:p>19,03229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00">
            <text:p>1500</text:p>
          </table:table-cell>
          <table:table-cell office:value-type="float" office:value="22.94474">
            <text:p>22,94474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00">
            <text:p>1500</text:p>
          </table:table-cell>
          <table:table-cell office:value-type="float" office:value="18.659262">
            <text:p>18,65926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.270867">
            <text:p>0,27086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351106">
            <text:p>0,35110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0.398682">
            <text:p>0,39868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0.393151">
            <text:p>0,39315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0.280995">
            <text:p>0,28099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0.341326">
            <text:p>0,34132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0.377107">
            <text:p>0,37710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0.390793">
            <text:p>0,39079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 office:value-type="float" office:value="0.292551">
            <text:p>0,29255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0.331235">
            <text:p>0,33123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office:value-type="float" office:value="0.397101">
            <text:p>0,39710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00">
            <text:p>400</text:p>
          </table:table-cell>
          <table:table-cell office:value-type="float" office:value="0.393236">
            <text:p>0,39323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float" office:value="0.292643">
            <text:p>0,29264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  <table:table-cell office:value-type="float" office:value="0.341525">
            <text:p>0,34152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float" office:value="0.378213">
            <text:p>0,37821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0.388671">
            <text:p>0,38867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.062021">
            <text:p>1,06202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.056689">
            <text:p>1,056689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1.174871">
            <text:p>1,17487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1.237972">
            <text:p>1,23797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.071232">
            <text:p>1,07123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1.021071">
            <text:p>1,02107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float" office:value="1.176126">
            <text:p>1,17612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office:value-type="float" office:value="1.23376">
            <text:p>1,23376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.083844">
            <text:p>1,083844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.044595">
            <text:p>1,04459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1.165075">
            <text:p>1,16507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00">
            <text:p>600</text:p>
          </table:table-cell>
          <table:table-cell office:value-type="float" office:value="1.238652">
            <text:p>1,23865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float" office:value="1.08957">
            <text:p>1,08957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.032912">
            <text:p>1,03291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00">
            <text:p>600</text:p>
          </table:table-cell>
          <table:table-cell office:value-type="float" office:value="1.163887">
            <text:p>1,16388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office:value-type="float" office:value="1.229502">
            <text:p>1,22950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3.137378">
            <text:p>3,13737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office:value-type="float" office:value="2.912045">
            <text:p>2,91204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3.472373">
            <text:p>3,47237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3.733197">
            <text:p>3,73319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3.201674">
            <text:p>3,201674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00">
            <text:p>900</text:p>
          </table:table-cell>
          <table:table-cell office:value-type="float" office:value="2.912649">
            <text:p>2,912649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3.456127">
            <text:p>3,45612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00">
            <text:p>900</text:p>
          </table:table-cell>
          <table:table-cell office:value-type="float" office:value="3.726309">
            <text:p>3,726309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00">
            <text:p>900</text:p>
          </table:table-cell>
          <table:table-cell office:value-type="float" office:value="3.185951">
            <text:p>3,18595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office:value-type="float" office:value="2.918211">
            <text:p>2,91821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00">
            <text:p>900</text:p>
          </table:table-cell>
          <table:table-cell office:value-type="float" office:value="3.456546">
            <text:p>3,45654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900">
            <text:p>900</text:p>
          </table:table-cell>
          <table:table-cell office:value-type="float" office:value="3.72373">
            <text:p>3,72373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900">
            <text:p>900</text:p>
          </table:table-cell>
          <table:table-cell office:value-type="float" office:value="3.192903">
            <text:p>3,19290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00">
            <text:p>900</text:p>
          </table:table-cell>
          <table:table-cell office:value-type="float" office:value="2.910838">
            <text:p>2,91083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900">
            <text:p>900</text:p>
          </table:table-cell>
          <table:table-cell office:value-type="float" office:value="3.473297">
            <text:p>3,47329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00">
            <text:p>900</text:p>
          </table:table-cell>
          <table:table-cell office:value-type="float" office:value="3.729548">
            <text:p>3,72954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10.353149">
            <text:p>10,353149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float" office:value="8.795137">
            <text:p>8,79513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float" office:value="11.035242">
            <text:p>11,03524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12.711807">
            <text:p>12,71180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office:value-type="float" office:value="10.436942">
            <text:p>10,43694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200">
            <text:p>1200</text:p>
          </table:table-cell>
          <table:table-cell office:value-type="float" office:value="8.80533">
            <text:p>8,80533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200">
            <text:p>1200</text:p>
          </table:table-cell>
          <table:table-cell office:value-type="float" office:value="11.031228">
            <text:p>11,03122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00">
            <text:p>1200</text:p>
          </table:table-cell>
          <table:table-cell office:value-type="float" office:value="12.717262">
            <text:p>12,71726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10.453078">
            <text:p>10,45307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00">
            <text:p>1200</text:p>
          </table:table-cell>
          <table:table-cell office:value-type="float" office:value="8.798746">
            <text:p>8,798746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00">
            <text:p>1200</text:p>
          </table:table-cell>
          <table:table-cell office:value-type="float" office:value="11.045484">
            <text:p>11,045484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00">
            <text:p>1200</text:p>
          </table:table-cell>
          <table:table-cell office:value-type="float" office:value="12.719427">
            <text:p>12,71942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200">
            <text:p>1200</text:p>
          </table:table-cell>
          <table:table-cell office:value-type="float" office:value="10.453348">
            <text:p>10,45334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00">
            <text:p>1200</text:p>
          </table:table-cell>
          <table:table-cell office:value-type="float" office:value="8.813412">
            <text:p>8,81341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11.040817">
            <text:p>11,04081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00">
            <text:p>1200</text:p>
          </table:table-cell>
          <table:table-cell office:value-type="float" office:value="12.721498">
            <text:p>12,72149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20.150614">
            <text:p>20,150614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16.864388">
            <text:p>16,864388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  <table:table-cell office:value-type="float" office:value="21.301342">
            <text:p>21,30134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24.599791">
            <text:p>24,59979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00">
            <text:p>1500</text:p>
          </table:table-cell>
          <table:table-cell office:value-type="float" office:value="20.350111">
            <text:p>20,35011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16.862707">
            <text:p>16,86270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21.309225">
            <text:p>21,30922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00">
            <text:p>1500</text:p>
          </table:table-cell>
          <table:table-cell office:value-type="float" office:value="24.572935">
            <text:p>24,57293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500">
            <text:p>1500</text:p>
          </table:table-cell>
          <table:table-cell office:value-type="float" office:value="20.404835">
            <text:p>20,40483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00">
            <text:p>1500</text:p>
          </table:table-cell>
          <table:table-cell office:value-type="float" office:value="16.895485">
            <text:p>16,89548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00">
            <text:p>1500</text:p>
          </table:table-cell>
          <table:table-cell office:value-type="float" office:value="21.213664">
            <text:p>21,213664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00">
            <text:p>1500</text:p>
          </table:table-cell>
          <table:table-cell office:value-type="float" office:value="24.536502">
            <text:p>24,53650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00">
            <text:p>1500</text:p>
          </table:table-cell>
          <table:table-cell office:value-type="float" office:value="20.34299">
            <text:p>20,34299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00">
            <text:p>1500</text:p>
          </table:table-cell>
          <table:table-cell office:value-type="float" office:value="16.845581">
            <text:p>16,84558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00">
            <text:p>1500</text:p>
          </table:table-cell>
          <table:table-cell office:value-type="float" office:value="21.313057">
            <text:p>21,313057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00">
            <text:p>1500</text:p>
          </table:table-cell>
          <table:table-cell office:value-type="float" office:value="24.566732">
            <text:p>24,56673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8.664952">
            <text:p>18,66495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  <table:table-cell office:value-type="float" office:value="17.150501">
            <text:p>17,150501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  <table:table-cell office:value-type="float" office:value="19.1999">
            <text:p>19,19990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00">
            <text:p>1500</text:p>
          </table:table-cell>
          <table:table-cell office:value-type="float" office:value="22.60514">
            <text:p>22,605140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00">
            <text:p>1500</text:p>
          </table:table-cell>
          <table:table-cell office:value-type="float" office:value="18.648013">
            <text:p>18,64801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office:value-type="float" office:value="17.261953">
            <text:p>17,261953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19.009422">
            <text:p>19,009422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500">
            <text:p>1500</text:p>
          </table:table-cell>
          <table:table-cell office:value-type="float" office:value="22.593725">
            <text:p>22,593725</text:p>
          </table:table-cell>
        </table:table-row>
        <table:table-row table:style-name="ro2">
          <table:table-cell office:value-type="string">
            <text:p>CANNON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500">
            <text:p>1500</text:p>
          </table:table-cell>
          <table:table-cell office:value-type="float" office:value="18.530923">
            <text:p>18,530923</text:p>
          </table:table-cell>
        </table:table-row>
        <table:table-row table:style-name="ro2" table:number-rows-repeated="65393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5">25/07/2008</text:date>, <text:time>10:5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Cristhian Trepowski</dc:creator>
    <dc:date>2008-07-25T10:59:52</dc:date>
    <meta:editing-cycles>0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710"/>
  </office:meta>
</office:document-meta>
</file>